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ázov" style:master-page-name="MP0" style:family="paragraph">
      <style:paragraph-properties fo:break-before="page"/>
    </style:style>
    <style:style style:name="T2" style:parent-style-name="Predvolenépísmoodseku" style:family="text">
      <style:text-properties fo:font-size="15pt" style:font-size-asian="15pt" style:font-size-complex="15pt"/>
    </style:style>
    <style:style style:name="T3" style:parent-style-name="Predvolenépísmoodseku" style:family="text">
      <style:text-properties fo:font-size="15pt" style:font-size-asian="15pt" style:font-size-complex="15pt"/>
    </style:style>
    <style:style style:name="T4" style:parent-style-name="Predvolenépísmoodseku" style:family="text">
      <style:text-properties fo:font-size="15pt" style:font-size-asian="15pt" style:font-size-complex="15pt"/>
    </style:style>
    <style:style style:name="T5" style:parent-style-name="Predvolenépísmoodseku" style:family="text">
      <style:text-properties fo:font-size="15pt" style:font-size-asian="15pt" style:font-size-complex="15pt"/>
    </style:style>
    <style:style style:name="T6" style:parent-style-name="Predvolenépísmoodseku" style:family="text">
      <style:text-properties fo:font-size="15pt" style:font-size-asian="15pt" style:font-size-complex="15pt"/>
    </style:style>
    <style:style style:name="T7" style:parent-style-name="Predvolenépísmoodseku" style:family="text">
      <style:text-properties fo:font-size="15pt" style:font-size-asian="15pt" style:font-size-complex="15pt"/>
    </style:style>
    <style:style style:name="T8" style:parent-style-name="Predvolenépísmoodseku" style:family="text">
      <style:text-properties fo:font-size="15pt" style:font-size-asian="15pt" style:font-size-complex="15pt"/>
    </style:style>
    <style:style style:name="T9" style:parent-style-name="Predvolenépísmoodseku" style:family="text">
      <style:text-properties fo:font-size="15pt" style:font-size-asian="15pt" style:font-size-complex="15pt"/>
    </style:style>
    <style:style style:name="T10" style:parent-style-name="Predvolenépísmoodseku" style:family="text">
      <style:text-properties fo:font-weight="bold" style:font-weight-asian="bold" style:font-weight-complex="bold"/>
    </style:style>
    <style:style style:name="T11" style:parent-style-name="Predvolenépísmoodseku" style:family="text">
      <style:text-properties fo:font-weight="bold" style:font-weight-asian="bold" style:font-weight-complex="bold"/>
    </style:style>
    <style:style style:name="T12" style:parent-style-name="Predvolenépísmoodseku" style:family="text">
      <style:text-properties fo:font-weight="bold" style:font-weight-asian="bold" style:font-weight-complex="bold"/>
    </style:style>
    <style:style style:name="T13" style:parent-style-name="Predvolenépísmoodseku" style:family="text">
      <style:text-properties fo:font-weight="bold" style:font-weight-asian="bold" style:font-weight-complex="bold"/>
    </style:style>
    <style:style style:name="T14" style:parent-style-name="Predvolenépísmoodseku" style:family="text">
      <style:text-properties fo:font-weight="bold" style:font-weight-asian="bold" style:font-weight-complex="bold"/>
    </style:style>
  </office:automatic-styles>
  <office:body>
    <office:text text:use-soft-page-breaks="true">
      <text:p text:style-name="P1">Social Media Search and analysis</text:p>
      <text:p text:style-name="Textbody"><text:span text:style-name="T2">Today, social media represent a significant role in our lives. They give us a place for interacting with friends and family, expressing our ideas and opinions, and keeping up with current events.<text:s/></text:span><text:span text:style-name="T3">Knowing how to find and assess this data is crucial due to the massive amount of data created on social media.</text:span><text:span text:style-name="T4"><text:line-break/></text:span><text:span text:style-name="T5">The process of looking for information on social media platforms is known as social media search. Finding information on social media can be done</text:span><text:span text:style-name="T6"><text:s/>in a variety of methods, including manually searching, using social media tools, and searching on social media websites.</text:span><text:span text:style-name="T7"><text:line-break/></text:span><text:span text:style-name="T8">The technique of analyzing data from social media is known as social media analysis. Using social media analysis, one can learn more a</text:span><text:span text:style-name="T9">bout what people are saying, acting, and thinking.</text:span></text:p>
      <text:p text:style-name="Citácia"><text:line-break/>https://journals.sagepub.com/doi/full/10.1177/1609406915624574<text:line-break/></text:p>
      <text:p text:style-name="Názov">Three main challenges of social media analysis</text:p>
      <text:p text:style-name="Textbody">The three key issues with social media analysis are<text:s/><text:span text:style-name="T10">privacy</text:span>,<text:s/><text:span text:style-name="T11">inaccurate</text:span><text:s/>or<text:s/><text:span text:style-name="T12">incomplete</text:span><text:s/><text:span text:style-name="T13">information</text:span>, and<text:s/><text:span text:style-name="T14">sampling</text:span>, hence this choice is appropriate. Because social media users frequently divulge personal information like their addresses, phone numbers, and email addresses, privacy is an issue.</text:p>
      <text:p text:style-name="Textbody"/>
      <text:p text:style-name="Textbody">In this article I want to focus on solving the<text:s/>problem<text:s/>of<text:s/>data precision<text:s/>by providing some ideas how to improve social analysist in this are to be data more precise.</text:p>
      <text:p text:style-name="Textbody">Before all that I want to quickly explain what social media analysis is and what is stands for :</text:p>
      <text:p text:style-name="Textbody">Defining Social Media Analysis</text:p>
      <text:p text:style-name="Textbody">Social media analysis, often referred to as social media listening or social media monitoring, is the systematic process of collecting, analyzing, and interpreting data from various social media platforms. This encompasses a wide range of activities, including tracking mentions of specific keywords or brands, monitoring sentiment, and identifying trends or patterns in user behavior.</text:p>
      <text:p text:style-name="Textbody">Why Social Media Analysis Matters</text:p>
      <text:p text:style-name="Textbody">In today's interconnected world, social media platforms serve as dynamic hubs of human interaction and expression. They offer a unique window into the collective consciousness of societies worldwide. By harnessing the power of social media analysis, businesses can gain invaluable insights into consumer preferences and sentiments, researchers can explore public opinion on pressing issues, and policymakers can gauge the pulse of their constituents.</text:p>
      <text:p text:style-name="Textbody">The Multifaceted Nature of Social Media Analysis</text:p>
      <text:p text:style-name="Textbody">Social media analysis involves a multi-dimensional approach:</text:p>
      <text:p text:style-name="Textbody">Content Analysis: This involves dissecting the textual, visual, and audiovisual content shared on social media platforms. It includes examining language, imagery, hashtags, and mentions.</text:p>
      <text:p text:style-name="Textbody">Sentiment Analysis: This technique determines the emotional tone or sentiment expressed in social media posts. It helps gauge public perception towards specific topics, products, or events.</text:p>
      <text:p text:style-name="Textbody">Trend Analysis: Identifying emerging trends and patterns is crucial for staying ahead in an ever-changing digital landscape. Social media analysis helps businesses and organizations adapt and innovate.</text:p>
      <text:p text:style-name="Textbody">User Behavior Analysis: Understanding how users interact with content, what they share, and who they engage with provides valuable insights into audience demographics and preferences.</text:p>
      <text:p text:style-name="Textbody">The Role of Ethical Considerations</text:p>
      <text:p text:style-name="Textbody">In the realm of social media analysis, ethics play a pivotal role. Respecting user privacy, ensuring data accuracy, and maintaining transparency are non-negotiable principles. Adhering to ethical guidelines not only safeguards user rights but also enhances the credibility and reliability of the analysi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álny" style:display-name="Normálny" style:family="paragraph">
      <style:text-properties fo:hyphenate="false"/>
    </style:style>
    <style:style style:name="Predvolenépísmoodseku" style:display-name="Predvolené písmo odsek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Zoznam" style:display-name="Zoznam" style:family="paragraph" style:parent-style-name="Textbody">
      <style:text-properties fo:hyphenate="false"/>
    </style:style>
    <style:style style:name="Popis" style:display-name="Popis"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ázov" style:display-name="Názov"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Citácia" style:display-name="Citácia" style:family="paragraph" style:parent-style-name="Normálny" style:next-style-name="Normálny">
      <style:paragraph-properties fo:text-align="center" fo:margin-top="0.1388in" fo:margin-bottom="0.1111in" fo:margin-left="0.6in" fo:margin-right="0.6in">
        <style:tab-stops/>
      </style:paragraph-properties>
      <style:text-properties style:font-name-complex="Mangal" fo:font-style="italic" style:font-style-asian="italic" style:font-style-complex="italic" fo:color="#404040" style:font-size-complex="10.5pt" fo:hyphenate="false"/>
    </style:style>
    <style:style style:name="CitáciaChar" style:display-name="Citácia Char" style:family="text" style:parent-style-name="Predvolenépísmoodseku">
      <style:text-properties style:font-name-complex="Mangal" fo:font-style="italic" style:font-style-asian="italic" style:font-style-complex="italic" fo:color="#404040"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Damián Prekop</dc:creator>
    <meta:creation-date>2023-10-08T15:18:00Z</meta:creation-date>
    <dc:date>2023-10-24T13:38:00Z</dc:date>
    <meta:template xlink:href="Normal.dotm" xlink:type="simple"/>
    <meta:editing-cycles>3</meta:editing-cycles>
    <meta:editing-duration>PT4440S</meta:editing-duration>
    <meta:document-statistic meta:page-count="1" meta:paragraph-count="7" meta:word-count="533" meta:character-count="3570" meta:row-count="25" meta:non-whitespace-character-count="3044"/>
  </office:meta>
</office:document-meta>
</file>